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679882867833BA3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2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Arial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subtitle">
      <style:graphic-properties draw:fill-color="#ffffff" fo:min-height="8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language="none" fo:country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601cm" svg:y="3cm" presentation:class="title" presentation:user-transformed="true">
          <draw:text-box>
            <text:p>Проект:<text:line-break/>Living in math world</text:p>
          </draw:text-box>
        </draw:frame>
        <draw:frame draw:style-name="gr1" draw:text-style-name="P2" draw:layer="layout" svg:width="21.2cm" svg:height="3.554cm" svg:x="0.4cm" svg:y="12.016cm">
          <draw:text-box>
            <text:p><text:span text:style-name="T1">Выполнили:</text:span></text:p>
            <text:p><text:span text:style-name="T1">Баранов Иван</text:span></text:p>
            <text:p><text:span text:style-name="T1">Козинский Данил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Что за игра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Living in math world - это игра пошаговая стратегия на клетчатом поле. Добывайте ресурсы решая простые задачи, после ставьте фермы чтобы получать ресурсы стабильно. Но остерегайтесь, каждые 10 ходов у вас будет отниматься некоторое количество жизней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Строитель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У вас в подчинении будет строитель. Постройте здания, чтобы получать ресурсы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-0.014cm" presentation:class="title" presentation:user-transformed="true">
          <draw:text-box>
            <text:p>Основные классы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Board — поле, на котором мы играем</text:p>
              </text:list-header>
              <text:list-item>
                <text:p>Builder — строитель </text:p>
              </text:list-item>
              <text:list-item>
                <text:p>Tile и Resources — клетки поля</text:p>
              </text:list-item>
              <text:list-item>
                <text:p>Building и дочерние — здания</text:p>
              </text:list-item>
              <text:list-item>
                <text:p>Различные виджеты — для взаимодейств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Функции</text:p>
          </draw:text-box>
        </draw:frame>
        <draw:frame presentation:style-name="pr7" draw:text-style-name="P5" draw:layer="layout" svg:width="25.199cm" svg:height="15.286cm" svg:x="1.6cm" svg:y="4.914cm" presentation:class="outline" presentation:user-transformed="true">
          <draw:text-box>
            <text:p><text:span text:style-name="T2">fon_paint - нарисовать фон</text:span></text:p>
            <text:p><text:span text:style-name="T2">terminate - выход</text:span></text:p>
            <text:p><text:span text:style-name="T2">load_image - загрузка изображения</text:span></text:p>
            <text:p><text:span text:style-name="T2">start_screen - стартовый экран</text:span></text:p>
            <text:p><text:span text:style-name="T2">resources_screen - отрисовка экрана с ресурсами</text:span></text:p>
            <text:p><text:span text:style-name="T2">Render — отрисовка границ клеток</text:span></text:p>
            <text:p><text:span text:style-name="T2">name_to_text - текст переводится в картинку</text:span></text:p>
            <text:p><text:span text:style-name="T2">lose, lose_window - окна проигрыша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Библиотеки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Pygame</text:p>
              </text:list-header>
              <text:list-item>
                <text:p>Sys</text:p>
              </text:list-item>
              <text:list-item>
                <text:p>Random</text:p>
              </text:list-item>
              <text:list-item>
                <text:p>Sqlite3</text:p>
              </text:list-item>
              <text:list-item>
                <text:p>Os</text:p>
              </text:list-item>
              <text:list-item>
                <text:p>Pyqt5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-0.014cm" presentation:class="title" presentation:user-transformed="true">
          <draw:text-box>
            <text:p text:style-name="P1">Возможности для доработки.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Полностью реализован класс Scout, при дальнейшем развитии проекта его можно использовать</text:p>
              </text:list-item>
              <text:list-item>
                <text:p>Добавление возможности к зданиям: улучшение, новые зда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2">
        <office:forms form:automatic-focus="false" form:apply-design-mode="false"/>
        <draw:frame presentation:style-name="pr10" draw:text-style-name="P6" draw:layer="layout" svg:width="25.199cm" svg:height="8.213cm" svg:x="1.4cm" svg:y="0.837cm" presentation:class="subtitle">
          <draw:text-box>
            <text:p>Спасибо за внимание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" svg:font-family="'Lucida Sans'" style:font-family-generic="swiss"/>
    <style:font-face style:name="Lucida Sans2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Arial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2" style:font-family-asian="'Lucida Sans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679882867833BA3E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4T13:11:48.091508321</meta:creation-date>
    <meta:editing-duration>PT22M34S</meta:editing-duration>
    <meta:editing-cycles>5</meta:editing-cycles>
    <meta:generator>LibreOffice/7.0.4.2$Windows_X86_64 LibreOffice_project/dcf040e67528d9187c66b2379df5ea4407429775</meta:generator>
    <dc:title>Blue Curve</dc:title>
    <dc:date>2021-01-14T17:28:54.420000000</dc:date>
    <meta:document-statistic meta:object-count="66"/>
  </office:meta>
</office:document-meta>
</file>